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64000003E1B6473DE443EE83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3.6339in" draw:z-index="0"><draw:image xlink:href="Pictures/1000000100000764000003E1B6473DE443EE837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0:45:35.831548261</meta:creation-date>
    <dc:date>2024-02-09T10:45:58.375335186</dc:date>
    <meta:editing-duration>PT2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